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rsid="001558ba" officeooo:paragraph-rsid="001558ba" style:font-size-asian="12.25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officeooo:rsid="001558ba" officeooo:paragraph-rsid="001558ba" style:font-size-asian="12.25pt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fo:font-size="14pt" officeooo:rsid="001558ba" officeooo:paragraph-rsid="001558ba" style:font-size-asian="12.25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officeooo:rsid="001558ba" officeooo:paragraph-rsid="001558ba" style:font-size-asian="12.25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officeooo:rsid="001558ba" officeooo:paragraph-rsid="001558ba" style:font-size-asian="12.25pt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fo:font-size="14pt" officeooo:rsid="001558ba" officeooo:paragraph-rsid="001558ba" style:font-size-asian="12.25pt" style:font-size-complex="14pt"/>
    </style:style>
    <style:style style:name="T1" style:family="text">
      <style:text-properties fo:language="ru" fo:country="RU" officeooo:rsid="0015ebea"/>
    </style:style>
    <style:style style:name="T2" style:family="text">
      <style:text-properties fo:language="ru" fo:country="RU" officeooo:rsid="00187ff2"/>
    </style:style>
    <style:style style:name="T3" style:family="text">
      <style:text-properties officeooo:rsid="0016afcb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87f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РЗАМАССКИЙ ПОЛИТЕХНИЧЕСКИЙ ИНСТИТУТ (ФИЛИАЛ) НИЖЕГОРОДСКОГО ГОСУДАРСТВЕННОГО ТЕХНИЧЕСКОГО УНИВЕРСИТЕТА им. Р.Е. Алексеева</text:p>
      <text:p text:style-name="P1"/>
      <text:p text:style-name="P1"/>
      <text:p text:style-name="P2">Факультет ИЭП<text:tab/><text:tab/><text:tab/>КР-АПИ(<text:span text:style-name="T1">Ф</text:span>)НГТУ-21020<text:span text:style-name="T5">1</text:span>.65-(АВР09-1)-0<text:span text:style-name="T3">8</text:span>-13</text:p>
      <text:p text:style-name="P2">Кафедра КиТ РЭС</text:p>
      <text:p text:style-name="P2"/>
      <text:p text:style-name="P2"/>
      <text:p text:style-name="P2"/>
      <text:p text:style-name="P2"/>
      <text:p text:style-name="P2"/>
      <text:p text:style-name="P1">ПОЯСНИТЕЛЬНАЯ ЗАПИСКА</text:p>
      <text:p text:style-name="P1">к курсовой работе по проектированию <text:span text:style-name="T2">ИС</text:span></text:p>
      <text:p text:style-name="P1"/>
      <text:p text:style-name="P1">Тема: <text:span text:style-name="T3">Разработка конструкции микросборки пробника для «прозвонки» монтажа</text:span></text:p>
      <text:p text:style-name="P1"/>
      <text:p text:style-name="P1"/>
      <text:p text:style-name="P1"/>
      <text:p text:style-name="P3">Выполнил:</text:p>
      <text:p text:style-name="P3">студент группы АВР09-1</text:p>
      <text:p text:style-name="P3">Муртазина Е.В.</text:p>
      <text:p text:style-name="P3">Проверил:</text:p>
      <text:p text:style-name="P3"><text:span text:style-name="T3">Шурыгин</text:span> <text:span text:style-name="T3">Б</text:span>.<text:span text:style-name="T3">Д</text:span>.</text:p>
      <text:p text:style-name="P3"/>
      <text:p text:style-name="P3"/>
      <text:p text:style-name="P3"/>
      <text:p text:style-name="P3"/>
      <text:p text:style-name="P3"/>
      <text:p text:style-name="P1">Арзамас 2013 г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68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30T14:53:57.911000000</meta:creation-date>
    <dc:date>2013-12-28T15:32:23.609000000</dc:date>
    <meta:editing-duration>PT2M51S</meta:editing-duration>
    <meta:editing-cycles>8</meta:editing-cycles>
    <meta:generator>LibreOffice/4.1.3.2$Windows_x86 LibreOffice_project/70feb7d99726f064edab4605a8ab840c50ec57a</meta:generator>
    <meta:print-date>2013-12-28T15:31:22.979000000</meta:print-date>
    <meta:document-statistic meta:table-count="0" meta:image-count="0" meta:object-count="0" meta:page-count="1" meta:paragraph-count="12" meta:word-count="45" meta:character-count="404" meta:non-whitespace-character-count="369"/>
  </office:meta>
</office:document-meta>
</file>